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3" manifest:media-type=""/>
  <manifest:file-entry manifest:full-path="ObjectReplacements/Object 3" manifest:media-type=""/>
  <manifest:file-entry manifest:full-path="ObjectReplacements/Object 12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18" manifest:media-type=""/>
  <manifest:file-entry manifest:full-path="ObjectReplacements/Object 7" manifest:media-type=""/>
  <manifest:file-entry manifest:full-path="ObjectReplacements/Object 17" manifest:media-type=""/>
  <manifest:file-entry manifest:full-path="ObjectReplacements/Object 6" manifest:media-type=""/>
  <manifest:file-entry manifest:full-path="ObjectReplacements/Object 16" manifest:media-type=""/>
  <manifest:file-entry manifest:full-path="ObjectReplacements/Object 15" manifest:media-type=""/>
  <manifest:file-entry manifest:full-path="ObjectReplacements/Object 5" manifest:media-type=""/>
  <manifest:file-entry manifest:full-path="ObjectReplacements/Object 14" manifest:media-type=""/>
  <manifest:file-entry manifest:full-path="ObjectReplacements/Object 4" manifest:media-type=""/>
  <manifest:file-entry manifest:full-path="ObjectReplacements/Object 1" manifest:media-type=""/>
  <manifest:file-entry manifest:full-path="layout-cache" manifest:media-type="application/binary"/>
  <manifest:file-entry manifest:full-path="content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fo:language="kk" fo:country="KZ" style:font-size-asian="14pt" style:font-name-complex="Times New Roman1" style:font-size-complex="14pt"/>
    </style:style>
    <style:style style:name="P3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indent="0.3937in" style:auto-text-indent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3937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indent="0.3937in" style:auto-text-indent="false"/>
      <style:text-properties style:font-name="Times New Roman" fo:font-size="14pt" style:font-name-asian="F" style:font-size-asian="14pt" style:font-name-complex="Times New Roman1" style:font-size-complex="14pt" style:font-style-complex="italic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indent="0.3937in" style:auto-text-indent="false"/>
      <style:text-properties style:font-name="Times New Roman" fo:font-size="14pt" fo:language="en" fo:country="US" style:font-name-asian="F" style:font-size-asian="14pt" style:font-name-complex="Times New Roman1" style:font-size-complex="14pt" style:font-style-complex="italic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US" style:font-name-asian="F" style:font-size-asian="14pt" style:font-name-complex="Times New Roman1" style:font-size-complex="14pt" style:font-style-complex="italic"/>
    </style:style>
    <style:style style:name="T5" style:family="text">
      <style:text-properties style:font-name="Times New Roman" fo:font-size="14pt" fo:language="kk" fo:country="KZ" style:font-size-asian="14pt" style:font-name-complex="Times New Roman1" style:font-size-complex="14pt"/>
    </style:style>
    <style:style style:name="T6" style:family="text">
      <style:text-properties style:font-name="Times New Roman" fo:font-size="14pt" fo:language="kk" fo:country="KZ" style:font-name-asian="F" style:font-size-asian="14pt" style:font-name-complex="Times New Roman1" style:font-size-complex="14pt" style:font-style-complex="italic"/>
    </style:style>
    <style:style style:name="T7" style:family="text">
      <style:text-properties style:font-name="Times New Roman" fo:font-size="14pt" style:font-name-asian="F" style:font-size-asian="14pt" style:font-name-complex="Times New Roman1" style:font-size-complex="14pt" style:font-style-complex="italic"/>
    </style:style>
    <style:style style:name="T8" style:family="text">
      <style:text-properties style:text-position="sub 58%" style:font-name="Times New Roman" fo:font-size="14pt" style:font-size-asian="14pt" style:font-name-complex="Times New Roman1" style:font-size-complex="14pt"/>
    </style:style>
    <style:style style:name="T9" style:family="text">
      <style:text-properties style:text-position="sub 58%" style:font-name="Times New Roman" fo:font-size="14pt" fo:language="en" fo:country="US" style:font-name-asian="F" style:font-size-asian="14pt" style:font-name-complex="Times New Roman1" style:font-size-complex="14pt" style:font-style-complex="italic"/>
    </style:style>
    <style:style style:name="fr1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Математическая модель севооборот сельскохозяйственных культур.</text:span></text:p>
      <text:p text:style-name="P1"/>
      <text:p text:style-name="P5"><text:span text:style-name="T2">Пусть дан массив сельхозугодий, занятый под сельхозкультуры и другие виды угодий </text:span><text:span text:style-name="T3">X</text:span><text:span text:style-name="T2"> = {</text:span><text:span text:style-name="T3">x</text:span><text:span text:style-name="T8">1</text:span><text:span text:style-name="T2">, </text:span><text:span text:style-name="T3">x</text:span><text:span text:style-name="T8">2</text:span><text:span text:style-name="T2">, </text:span><text:span text:style-name="T3">x</text:span><text:span text:style-name="T8">3</text:span><text:span text:style-name="T2">, </text:span><text:span text:style-name="T3">x</text:span><text:span text:style-name="T8">4</text:span><text:span text:style-name="T2">, </text:span><text:span text:style-name="T3">x</text:span><text:span text:style-name="T8">5</text:span><text:span text:style-name="T2">, </text:span><text:span text:style-name="T3">x</text:span><text:span text:style-name="T8">6</text:span><text:span text:style-name="T2">, </text:span><text:span text:style-name="T3">x</text:span><text:span text:style-name="T8">7</text:span><text:span text:style-name="T2">, </text:span><text:span text:style-name="T3">x</text:span><text:span text:style-name="T8">8</text:span><text:span text:style-name="T2">, </text:span><text:span text:style-name="T3">x</text:span><text:span text:style-name="T8">9</text:span><text:span text:style-name="T2">, </text:span><text:span text:style-name="T3">x</text:span><text:span text:style-name="T8">10</text:span><text:span text:style-name="T2">}. Пусть </text:span><text:span text:style-name="T3">x</text:span><text:span text:style-name="T8">1 </text:span><text:span text:style-name="T2">= </text:span><text:span text:style-name="T5">пар, </text:span><text:span text:style-name="T3">x</text:span><text:span text:style-name="T8">2 </text:span><text:span text:style-name="T2">= </text:span><text:span text:style-name="T5">пшеница, </text:span><text:span text:style-name="T3">x</text:span><text:span text:style-name="T8">3 </text:span><text:span text:style-name="T2">= </text:span><text:span text:style-name="T5">кукуруза, </text:span><text:span text:style-name="T3">x</text:span><text:span text:style-name="T8">4 </text:span><text:span text:style-name="T2">= </text:span><text:span text:style-name="T5">соя, </text:span><text:span text:style-name="T3">x</text:span><text:span text:style-name="T8">5 </text:span><text:span text:style-name="T2">= </text:span><text:span text:style-name="T5">горох, </text:span><text:span text:style-name="T3">x</text:span><text:span text:style-name="T8">6 </text:span><text:span text:style-name="T2">= </text:span><text:span text:style-name="T5">рапс, </text:span><text:span text:style-name="T3">x</text:span><text:span text:style-name="T8">7 </text:span><text:span text:style-name="T2">= </text:span><text:span text:style-name="T5">ячмень, </text:span><text:span text:style-name="T3">x</text:span><text:span text:style-name="T8">8 </text:span><text:span text:style-name="T2">= </text:span><text:span text:style-name="T5">сахарная свекла, </text:span><text:span text:style-name="T3">x</text:span><text:span text:style-name="T8">9 </text:span><text:span text:style-name="T2">= </text:span><text:span text:style-name="T5">подсолнечник, </text:span><text:span text:style-name="T3">x</text:span><text:span text:style-name="T8">10 </text:span><text:span text:style-name="T2">= </text:span><text:span text:style-name="T5">иные угодья (не сельхоз угодия (водоемы, дорога, строение)).</text:span></text:p>
      <text:p text:style-name="P2"/>
      <text:p text:style-name="P4"><text:span text:style-name="T6">Определим функцию </text:span><text:span text:style-name="T4">S</text:span><text:span text:style-name="T7">(</text:span><text:span text:style-name="T4">x</text:span><text:span text:style-name="T9">i</text:span><text:span text:style-name="T7">, </text:span><text:span text:style-name="T4">x</text:span><text:span text:style-name="T9">k</text:span><text:span text:style-name="T7">) на элементах </text:span><text:span text:style-name="T4">X</text:span><text:span text:style-name="T7">: </text:span></text:p>
      <text:p text:style-name="P6"/>
      <text:p text:style-name="P4"><text:span text:style-name="T4">S(x</text:span><text:span text:style-name="T9">1</text:span><text:span text:style-name="T4">, x</text:span><text:span text:style-name="T9">k</text:span><text:span text:style-name="T4">)=</text:span><draw:frame draw:style-name="fr1" text:anchor-type="as-char" svg:width="1.0429in" svg:height="2.3799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7"/>
      <text:p text:style-name="P4"><text:span text:style-name="T4">S(x</text:span><text:span text:style-name="T9">2</text:span><text:span text:style-name="T4">, x</text:span><text:span text:style-name="T9">k</text:span><text:span text:style-name="T4">)=</text:span><draw:frame draw:style-name="fr1" text:anchor-type="as-char" svg:width="1.0429in" svg:height="1.902in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7"/>
      <text:p text:style-name="P4"><text:span text:style-name="T4">S(x</text:span><text:span text:style-name="T9">3</text:span><text:span text:style-name="T4">, x</text:span><text:span text:style-name="T9">k</text:span><text:span text:style-name="T4">)=</text:span><draw:frame draw:style-name="fr1" text:anchor-type="as-char" svg:width="1.0681in" svg:height="2.1402in" draw:z-index="2"><draw:object xlink:href="./Object 6" xlink:type="simple" xlink:show="embed" xlink:actuate="onLoad"/><draw:image xlink:href="./ObjectReplacements/Object 6" xlink:type="simple" xlink:show="embed" xlink:actuate="onLoad"/></draw:frame></text:p>
      <text:p text:style-name="P7"/>
      <text:p text:style-name="P4"><text:soft-page-break/><text:span text:style-name="T4">S(x</text:span><text:span text:style-name="T9">4</text:span><text:span text:style-name="T4">, x</text:span><text:span text:style-name="T9">k</text:span><text:span text:style-name="T4">)=</text:span><draw:frame draw:style-name="fr1" text:anchor-type="as-char" svg:width="1.0681in" svg:height="1.661in" draw:z-index="3"><draw:object xlink:href="./Object 8" xlink:type="simple" xlink:show="embed" xlink:actuate="onLoad"/><draw:image xlink:href="./ObjectReplacements/Object 8" xlink:type="simple" xlink:show="embed" xlink:actuate="onLoad"/></draw:frame></text:p>
      <text:p text:style-name="P7"/>
      <text:p text:style-name="P4"><text:span text:style-name="T4">S(x</text:span><text:span text:style-name="T9">5</text:span><text:span text:style-name="T4">, x</text:span><text:span text:style-name="T9">k</text:span><text:span text:style-name="T4">)=</text:span><draw:frame draw:style-name="fr1" text:anchor-type="as-char" svg:width="1.0681in" svg:height="1.661in" draw:z-index="4"><draw:object xlink:href="./Object 10" xlink:type="simple" xlink:show="embed" xlink:actuate="onLoad"/><draw:image xlink:href="./ObjectReplacements/Object 10" xlink:type="simple" xlink:show="embed" xlink:actuate="onLoad"/></draw:frame></text:p>
      <text:p text:style-name="P7"/>
      <text:p text:style-name="P4"><text:span text:style-name="T4">S(x</text:span><text:span text:style-name="T9">6</text:span><text:span text:style-name="T4">, x</text:span><text:span text:style-name="T9">k</text:span><text:span text:style-name="T4">)=</text:span><draw:frame draw:style-name="fr1" text:anchor-type="as-char" svg:width="1.0429in" svg:height="2.3799in" draw:z-index="5"><draw:object xlink:href="./Object 12" xlink:type="simple" xlink:show="embed" xlink:actuate="onLoad"/><draw:image xlink:href="./ObjectReplacements/Object 12" xlink:type="simple" xlink:show="embed" xlink:actuate="onLoad"/></draw:frame></text:p>
      <text:p text:style-name="P7"/>
      <text:p text:style-name="P4"><text:span text:style-name="T4">S(x</text:span><text:span text:style-name="T9">7</text:span><text:span text:style-name="T4">, x</text:span><text:span text:style-name="T9">k</text:span><text:span text:style-name="T4">)=</text:span><draw:frame draw:style-name="fr1" text:anchor-type="as-char" svg:width="1.0429in" svg:height="2.3799in" draw:z-index="6"><draw:object xlink:href="./Object 14" xlink:type="simple" xlink:show="embed" xlink:actuate="onLoad"/><draw:image xlink:href="./ObjectReplacements/Object 14" xlink:type="simple" xlink:show="embed" xlink:actuate="onLoad"/></draw:frame></text:p>
      <text:p text:style-name="P7"/>
      <text:p text:style-name="P4"><text:soft-page-break/><text:span text:style-name="T4">S(x</text:span><text:span text:style-name="T9">8</text:span><text:span text:style-name="T4">, x</text:span><text:span text:style-name="T9">k</text:span><text:span text:style-name="T4">)=</text:span><draw:frame draw:style-name="fr1" text:anchor-type="as-char" svg:width="1.0429in" svg:height="2.1402in" draw:z-index="7"><draw:object xlink:href="./Object 16" xlink:type="simple" xlink:show="embed" xlink:actuate="onLoad"/><draw:image xlink:href="./ObjectReplacements/Object 16" xlink:type="simple" xlink:show="embed" xlink:actuate="onLoad"/></draw:frame></text:p>
      <text:p text:style-name="P7"/>
      <text:p text:style-name="P4"><text:span text:style-name="T4">S(x</text:span><text:span text:style-name="T9">9</text:span><text:span text:style-name="T4">, x</text:span><text:span text:style-name="T9">k</text:span><text:span text:style-name="T4">)=</text:span><draw:frame draw:style-name="fr1" text:anchor-type="as-char" svg:width="1.0429in" svg:height="2.1402in" draw:z-index="8"><draw:object xlink:href="./Object 18" xlink:type="simple" xlink:show="embed" xlink:actuate="onLoad"/><draw:image xlink:href="./ObjectReplacements/Object 18" xlink:type="simple" xlink:show="embed" xlink:actuate="onLoad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0398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1</meta:initial-creator>
    <dc:creator>1</dc:creator>
    <meta:editing-cycles>5</meta:editing-cycles>
    <meta:creation-date>2021-07-12T16:40:00</meta:creation-date>
    <dc:date>2021-07-12T18:47:00</dc:date>
    <meta:editing-duration>PT53M</meta:editing-duration>
    <meta:generator>LibreOffice/6.4.7.2$Linux_X86_64 LibreOffice_project/40$Build-2</meta:generator>
    <meta:document-statistic meta:table-count="0" meta:image-count="0" meta:object-count="9" meta:page-count="3" meta:paragraph-count="12" meta:word-count="92" meta:character-count="522" meta:non-whitespace-character-count="44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0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1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1</mn>
                      <mi>,</mi>
                    </mrow>
                  </msub>
                </mrow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2</mn>
                      <mi>,</mi>
                    </mrow>
                  </msub>
                </mrow>
              </mrow>
            </mtd>
          </mtr>
          <mtr>
            <mtd>
              <mrow>
                <mn>1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n>3</mn>
                  </msub>
                </mrow>
                <mi>,</mi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n>5</mn>
                  </msub>
                </mrow>
                <mi>,</mi>
              </mrow>
            </mtd>
          </mtr>
          <mtr>
            <mtd>
              <mrow>
                <mn>1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6</mn>
                      <mi>,</mi>
                    </mrow>
                  </msub>
                </mrow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n>8</mn>
                  </msub>
                </mrow>
                <mi>,</mi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n>10</mn>
                  </msub>
                </mrow>
                <mi>.</mi>
              </mrow>
            </mtd>
          </mtr>
        </mtable>
      </mrow>
    </mrow>
    <annotation encoding="StarMath 5.0">left lbrace stack { 1,  если  {x} rsub {i} =  {x} rsub {1 ,} # 0,  если  {x} rsub {i} =  {x} rsub {2 ,}  # 1,  если  {x} rsub {i} =  {x} rsub {3}  ,  # 0,  если  {x} rsub {i} =  {x} rsub {5}  ,  # 1,  если  {x} rsub {i} =  {x} rsub {6 ,}  # 0,  если  {x} rsub {i} =  {x} rsub {8} ,  # 0,  если  {x} rsub {i} =  {x} rsub {10} .  } right none</annotation>
  </semantics>
</math>
</file>

<file path=Object 1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1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n>1</mn>
                  </msub>
                </mrow>
                <mi>,</mi>
              </mrow>
            </mtd>
          </mtr>
          <mtr>
            <mtd>
              <mrow>
                <mn>1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2</mn>
                      <mi>,</mi>
                    </mrow>
                  </msub>
                </mrow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3</mn>
                      <mi>,</mi>
                    </mrow>
                  </msub>
                </mrow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4</mn>
                      <mi>,</mi>
                    </mrow>
                  </msub>
                </mrow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n>5</mn>
                  </msub>
                </mrow>
                <mi>,</mi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6</mn>
                      <mi>,</mi>
                    </mrow>
                  </msub>
                </mrow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7</mn>
                      <mi>,</mi>
                    </mrow>
                  </msub>
                </mrow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8</mn>
                      <mi>,</mi>
                    </mrow>
                  </msub>
                </mrow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9</mn>
                      <mi>,</mi>
                    </mrow>
                  </msub>
                </mrow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10</mn>
                      <mi>.</mi>
                    </mrow>
                  </msub>
                </mrow>
              </mrow>
            </mtd>
          </mtr>
        </mtable>
      </mrow>
    </mrow>
    <annotation encoding="StarMath 5.0">left lbrace stack { 1,  если  {x} rsub {i} =  {x} rsub {1} , # 1,  если  {x} rsub {i} =  {x} rsub {2 ,}  # 0,  если  {x} rsub {i} =  {x} rsub {3 ,}  # 0,  если  {x} rsub {i} =  {x} rsub {4 ,}  # 0,  если  {x} rsub {i} =  {x} rsub {5}  ,  # 0,  если  {x} rsub {i} =  {x} rsub {6 ,}  # 0,  если  {x} rsub {i} =  {x} rsub {7 ,}  # 0,  если  {x} rsub {i} =  {x} rsub {8 ,}  # 0,  если  {x} rsub {i} =  {x} rsub {9 ,}  # 0,  если  {x} rsub {i} =  {x} rsub {10 .}  } right none</annotation>
  </semantics>
</math>
</file>

<file path=Object 1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1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n>1</mn>
                  </msub>
                </mrow>
                <mi>,</mi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2</mn>
                      <mi>,</mi>
                    </mrow>
                  </msub>
                </mrow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3</mn>
                      <mi>,</mi>
                    </mrow>
                  </msub>
                </mrow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4</mn>
                      <mi>,</mi>
                    </mrow>
                  </msub>
                </mrow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n>5</mn>
                  </msub>
                </mrow>
                <mi>,</mi>
              </mrow>
            </mtd>
          </mtr>
          <mtr>
            <mtd>
              <mrow>
                <mn>1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6</mn>
                      <mi>,</mi>
                    </mrow>
                  </msub>
                </mrow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7</mn>
                      <mi>,</mi>
                    </mrow>
                  </msub>
                </mrow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8</mn>
                      <mi>,</mi>
                    </mrow>
                  </msub>
                </mrow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9</mn>
                      <mi>,</mi>
                    </mrow>
                  </msub>
                </mrow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10</mn>
                      <mi>.</mi>
                    </mrow>
                  </msub>
                </mrow>
              </mrow>
            </mtd>
          </mtr>
        </mtable>
      </mrow>
    </mrow>
    <annotation encoding="StarMath 5.0">left lbrace stack { 1,  если  {x} rsub {i} =  {x} rsub {1} , # 0,  если  {x} rsub {i} =  {x} rsub {2 ,}  # 0,  если  {x} rsub {i} =  {x} rsub {3 ,}  # 0,  если  {x} rsub {i} =  {x} rsub {4 ,}  # 0,  если  {x} rsub {i} =  {x} rsub {5}  ,  # 1,  если  {x} rsub {i} =  {x} rsub {6 ,}  # 0,  если  {x} rsub {i} =  {x} rsub {7 ,}  # 0,  если  {x} rsub {i} =  {x} rsub {8 ,}  # 0,  если  {x} rsub {i} =  {x} rsub {9 ,}  # 0,  если  {x} rsub {i} =  {x} rsub {10 .}  } right none</annotation>
  </semantics>
</math>
</file>

<file path=Object 16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1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n>1</mn>
                  </msub>
                </mrow>
                <mi>,</mi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2</mn>
                      <mi>,</mi>
                    </mrow>
                  </msub>
                </mrow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3</mn>
                      <mi>,</mi>
                    </mrow>
                  </msub>
                </mrow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4</mn>
                      <mi>,</mi>
                    </mrow>
                  </msub>
                </mrow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n>5</mn>
                  </msub>
                </mrow>
                <mi>,</mi>
              </mrow>
            </mtd>
          </mtr>
          <mtr>
            <mtd>
              <mrow>
                <mn>1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6</mn>
                      <mi>,</mi>
                    </mrow>
                  </msub>
                </mrow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7</mn>
                      <mi>,</mi>
                    </mrow>
                  </msub>
                </mrow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8</mn>
                      <mi>,</mi>
                    </mrow>
                  </msub>
                </mrow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10</mn>
                      <mi>.</mi>
                    </mrow>
                  </msub>
                </mrow>
              </mrow>
            </mtd>
          </mtr>
        </mtable>
      </mrow>
    </mrow>
    <annotation encoding="StarMath 5.0">left lbrace stack { 1,  если  {x} rsub {i} =  {x} rsub {1} , # 0,  если  {x} rsub {i} =  {x} rsub {2 ,}  # 0,  если  {x} rsub {i} =  {x} rsub {3 ,}  # 0,  если  {x} rsub {i} =  {x} rsub {4 ,}  # 0,  если  {x} rsub {i} =  {x} rsub {5}  ,  # 1,  если  {x} rsub {i} =  {x} rsub {6 ,}  # 0,  если  {x} rsub {i} =  {x} rsub {7 ,}  # 0,  если  {x} rsub {i} =  {x} rsub {8 ,}  # 0,  если  {x} rsub {i} =  {x} rsub {10 .}  } right none</annotation>
  </semantics>
</math>
</file>

<file path=Object 18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1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n>1</mn>
                  </msub>
                </mrow>
                <mi>,</mi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2</mn>
                      <mi>,</mi>
                    </mrow>
                  </msub>
                </mrow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3</mn>
                      <mi>,</mi>
                    </mrow>
                  </msub>
                </mrow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4</mn>
                      <mi>,</mi>
                    </mrow>
                  </msub>
                </mrow>
              </mrow>
            </mtd>
          </mtr>
          <mtr>
            <mtd>
              <mrow>
                <mn>1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n>5</mn>
                  </msub>
                </mrow>
                <mi>,</mi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6</mn>
                      <mi>,</mi>
                    </mrow>
                  </msub>
                </mrow>
              </mrow>
            </mtd>
          </mtr>
          <mtr>
            <mtd>
              <mrow>
                <mn>1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7</mn>
                      <mi>,</mi>
                    </mrow>
                  </msub>
                </mrow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8</mn>
                      <mi>,</mi>
                    </mrow>
                  </msub>
                </mrow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10</mn>
                      <mi>.</mi>
                    </mrow>
                  </msub>
                </mrow>
              </mrow>
            </mtd>
          </mtr>
        </mtable>
      </mrow>
    </mrow>
    <annotation encoding="StarMath 5.0">left lbrace stack { 1,  если  {x} rsub {i} =  {x} rsub {1} , # 0,  если  {x} rsub {i} =  {x} rsub {2 ,}  # 0,  если  {x} rsub {i} =  {x} rsub {3 ,}  # 0,  если  {x} rsub {i} =  {x} rsub {4 ,}  # 1,  если  {x} rsub {i} =  {x} rsub {5}  ,  # 0,  если  {x} rsub {i} =  {x} rsub {6 ,}  # 1,  если  {x} rsub {i} =  {x} rsub {7 ,}  # 0,  если  {x} rsub {i} =  {x} rsub {8 ,}  # 0,  если  {x} rsub {i} =  {x} rsub {10 .}  } right none</annotation>
  </semantics>
</math>
</file>

<file path=Object 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n>1</mn>
                  </msub>
                </mrow>
                <mi>,</mi>
              </mrow>
            </mtd>
          </mtr>
          <mtr>
            <mtd>
              <mrow>
                <mn>1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2</mn>
                      <mi>,</mi>
                    </mrow>
                  </msub>
                </mrow>
              </mrow>
            </mtd>
          </mtr>
          <mtr>
            <mtd>
              <mrow>
                <mn>1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3</mn>
                      <mi>,</mi>
                    </mrow>
                  </msub>
                </mrow>
              </mrow>
            </mtd>
          </mtr>
          <mtr>
            <mtd>
              <mrow>
                <mn>1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4</mn>
                      <mi>,</mi>
                    </mrow>
                  </msub>
                </mrow>
              </mrow>
            </mtd>
          </mtr>
          <mtr>
            <mtd>
              <mrow>
                <mn>1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n>5</mn>
                  </msub>
                </mrow>
                <mi>,</mi>
              </mrow>
            </mtd>
          </mtr>
          <mtr>
            <mtd>
              <mrow>
                <mn>1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6</mn>
                      <mi>,</mi>
                    </mrow>
                  </msub>
                </mrow>
              </mrow>
            </mtd>
          </mtr>
          <mtr>
            <mtd>
              <mrow>
                <mn>1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7</mn>
                      <mi>,</mi>
                    </mrow>
                  </msub>
                </mrow>
              </mrow>
            </mtd>
          </mtr>
          <mtr>
            <mtd>
              <mrow>
                <mn>1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8</mn>
                      <mi>,</mi>
                    </mrow>
                  </msub>
                </mrow>
              </mrow>
            </mtd>
          </mtr>
          <mtr>
            <mtd>
              <mrow>
                <mn>1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9</mn>
                      <mi>,</mi>
                    </mrow>
                  </msub>
                </mrow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10</mn>
                      <mi>.</mi>
                    </mrow>
                  </msub>
                </mrow>
              </mrow>
            </mtd>
          </mtr>
        </mtable>
      </mrow>
    </mrow>
    <annotation encoding="StarMath 5.0">left lbrace stack { 0,  если  {x} rsub {i} =  {x} rsub {1} , # 1,  если  {x} rsub {i} =  {x} rsub {2 ,}  # 1,  если  {x} rsub {i} =  {x} rsub {3 ,}  # 1,  если  {x} rsub {i} =  {x} rsub {4 ,}  # 1,  если  {x} rsub {i} =  {x} rsub {5}  ,  # 1,  если  {x} rsub {i} =  {x} rsub {6 ,}  # 1,  если  {x} rsub {i} =  {x} rsub {7 ,}  # 1,  если  {x} rsub {i} =  {x} rsub {8 ,}  # 1,  если  {x} rsub {i} =  {x} rsub {9 ,}  # 0,  если  {x} rsub {i} =  {x} rsub {10 .}  } right none</annotation>
  </semantics>
</math>
</file>

<file path=Object 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1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n>1</mn>
                  </msub>
                </mrow>
                <mi>,</mi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2</mn>
                      <mi>,</mi>
                    </mrow>
                  </msub>
                </mrow>
              </mrow>
            </mtd>
          </mtr>
          <mtr>
            <mtd>
              <mrow>
                <mn>1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3</mn>
                      <mi>,</mi>
                    </mrow>
                  </msub>
                </mrow>
              </mrow>
            </mtd>
          </mtr>
          <mtr>
            <mtd>
              <mrow>
                <mn>1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4</mn>
                      <mi>,</mi>
                    </mrow>
                  </msub>
                </mrow>
              </mrow>
            </mtd>
          </mtr>
          <mtr>
            <mtd>
              <mrow>
                <mn>1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n>5</mn>
                  </msub>
                </mrow>
                <mi>,</mi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6</mn>
                      <mi>,</mi>
                    </mrow>
                  </msub>
                </mrow>
              </mrow>
            </mtd>
          </mtr>
          <mtr>
            <mtd>
              <mrow>
                <mn>1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8</mn>
                      <mi>,</mi>
                    </mrow>
                  </msub>
                </mrow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10</mn>
                      <mi>.</mi>
                    </mrow>
                  </msub>
                </mrow>
              </mrow>
            </mtd>
          </mtr>
        </mtable>
      </mrow>
    </mrow>
    <annotation encoding="StarMath 5.0">left lbrace stack { 1,  если  {x} rsub {i} =  {x} rsub {1} , # 0,  если  {x} rsub {i} =  {x} rsub {2 ,}  # 1,  если  {x} rsub {i} =  {x} rsub {3 ,}  # 1,  если  {x} rsub {i} =  {x} rsub {4 ,}  # 1,  если  {x} rsub {i} =  {x} rsub {5}  ,  # 0,  если  {x} rsub {i} =  {x} rsub {6 ,}  # 1,  если  {x} rsub {i} =  {x} rsub {8 ,}  # 0,  если  {x} rsub {i} =  {x} rsub {10 .}  } right none</annotation>
  </semantics>
</math>
</file>

<file path=Object 6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1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1</mn>
                      <mi>,</mi>
                    </mrow>
                  </msub>
                </mrow>
              </mrow>
            </mtd>
          </mtr>
          <mtr>
            <mtd>
              <mrow>
                <mn>1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2</mn>
                      <mi>,</mi>
                    </mrow>
                  </msub>
                </mrow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n>3</mn>
                  </msub>
                </mrow>
                <mi>,</mi>
              </mrow>
            </mtd>
          </mtr>
          <mtr>
            <mtd>
              <mrow>
                <mn>1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n>4</mn>
                  </msub>
                </mrow>
                <mi>,</mi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n>5</mn>
                  </msub>
                </mrow>
                <mi>,</mi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6</mn>
                      <mi>,</mi>
                    </mrow>
                  </msub>
                </mrow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7</mn>
                      <mi>,</mi>
                    </mrow>
                  </msub>
                </mrow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8</mn>
                      <mi>,</mi>
                    </mrow>
                  </msub>
                </mrow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n>10</mn>
                  </msub>
                </mrow>
                <mi>.</mi>
              </mrow>
            </mtd>
          </mtr>
        </mtable>
      </mrow>
    </mrow>
    <annotation encoding="StarMath 5.0">left lbrace stack { 1,  если  {x} rsub {i} =  {x} rsub {1 ,} # 1,  если  {x} rsub {i} =  {x} rsub {2 ,}  # 0,  если  {x} rsub {i} =  {x} rsub {3}  ,  # 1,  если  {x} rsub {i} =  {x} rsub {4}  ,  # 0,  если  {x} rsub {i} =  {x} rsub {5}  ,  # 0,  если  {x} rsub {i} =  {x} rsub {6 ,}  # 0,  если  {x} rsub {i} =  {x} rsub {7  ,}  # 0,  если  {x} rsub {i} =  {x} rsub {8 ,}  # 0,  если  {x} rsub {i} =  {x} rsub {10} .  } right none</annotation>
  </semantics>
</math>
</file>

<file path=Object 8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1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1</mn>
                      <mi>,</mi>
                    </mrow>
                  </msub>
                </mrow>
              </mrow>
            </mtd>
          </mtr>
          <mtr>
            <mtd>
              <mrow>
                <mn>1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2</mn>
                      <mi>,</mi>
                    </mrow>
                  </msub>
                </mrow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n>3</mn>
                  </msub>
                </mrow>
                <mi>,</mi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n>4</mn>
                  </msub>
                </mrow>
                <mi>,</mi>
              </mrow>
            </mtd>
          </mtr>
          <mtr>
            <mtd>
              <mrow>
                <mn>1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n>5</mn>
                  </msub>
                </mrow>
                <mi>,</mi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row>
                      <mn>8</mn>
                      <mi>,</mi>
                    </mrow>
                  </msub>
                </mrow>
              </mrow>
            </mtd>
          </mtr>
          <mtr>
            <mtd>
              <mrow>
                <mn>0</mn>
                <mi>,</mi>
                <mi mathvariant="italic">если</mi>
                <mrow>
                  <msub>
                    <mi>x</mi>
                    <mi>i</mi>
                  </msub>
                  <mo stretchy="false">=</mo>
                  <msub>
                    <mi>x</mi>
                    <mn>10</mn>
                  </msub>
                </mrow>
                <mi>.</mi>
              </mrow>
            </mtd>
          </mtr>
        </mtable>
      </mrow>
    </mrow>
    <annotation encoding="StarMath 5.0">left lbrace stack { 1,  если  {x} rsub {i} =  {x} rsub {1 ,} # 1,  если  {x} rsub {i} =  {x} rsub {2 ,}  # 0,  если  {x} rsub {i} =  {x} rsub {3}  ,  # 0,  если  {x} rsub {i} =  {x} rsub {4}  ,  # 1,  если  {x} rsub {i} =  {x} rsub {5}  ,  # 0,  если  {x} rsub {i} =  {x} rsub {8 ,}  # 0,  если  {x} rsub {i} =  {x} rsub {10} .  } right none</annotation>
  </semantics>
</math>
</file>